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objectwithoutfill">
      <style:graphic-properties draw:marker-start="Arrow" draw:marker-start-width="0.152cm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18cm" svg:y1="3.977cm" svg:x2="7.276cm" svg:y2="3.977cm">
          <text:p/>
        </draw:line>
        <draw:path draw:style-name="gr2" draw:text-style-name="P1" draw:layer="layout" svg:width="5.529cm" svg:height="4.341cm" svg:x="1.323cm" svg:y="0.347cm" svg:viewBox="0 0 5530 4342" svg:d="m0 0c186 797 491 1357 491 1357l424 610 543 493 595 474 660 374c0 0 730 322 714 322s1153 407 1153 407l950 305">
          <text:p/>
        </draw:path>
        <draw:line draw:style-name="gr3" draw:text-style-name="P1" draw:layer="layout" svg:x1="1.933cm" svg:y1="1.942cm" svg:x2="1.933cm" svg:y2="4.672cm">
          <text:p/>
        </draw:line>
        <draw:line draw:style-name="gr3" draw:text-style-name="P1" draw:layer="layout" svg:x1="6.501cm" svg:y1="4.593cm" svg:x2="6.501cm" svg:y2="3.662cm">
          <text:p/>
        </draw:line>
        <draw:line draw:style-name="gr3" draw:text-style-name="P1" draw:layer="layout" svg:x1="4.359cm" svg:y1="3.81cm" svg:x2="4.359cm" svg:y2="4.686cm">
          <text:p/>
        </draw:line>
        <draw:line draw:style-name="gr3" draw:text-style-name="P1" draw:layer="layout" svg:x1="5.461cm" svg:y1="3.704cm" svg:x2="5.467cm" svg:y2="4.297cm">
          <text:p/>
        </draw:line>
        <draw:frame draw:style-name="gr4" draw:layer="layout" svg:width="0.686cm" svg:height="0.709cm" svg:x="1.678cm" svg:y="4.5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689cm" svg:height="0.709cm" svg:x="6.206cm" svg:y="3.1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87cm" svg:height="0.709cm" svg:x="4.068cm" svg:y="4.5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86cm" svg:height="0.709cm" svg:x="5.199cm" svg:y="3.1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1" draw:layer="layout" svg:x1="4.805cm" svg:y1="3.991cm" svg:x2="4.784cm" svg:y2="2.297cm">
          <text:p/>
        </draw:line>
        <draw:frame draw:style-name="gr6" draw:text-style-name="P3" draw:layer="layout" svg:width="1.412cm" svg:height="0.878cm" svg:x="4.171cm" svg:y="1.557cm">
          <draw:text-box>
            <text:p text:style-name="P2"><text:span text:style-name="T1">root</text:span></text:p>
          </draw:text-box>
        </draw:frame>
        <draw:line draw:style-name="gr3" draw:text-style-name="P1" draw:layer="layout" svg:x1="4.974cm" svg:y1="3.969cm" svg:x2="4.974cm" svg:y2="4.689cm">
          <text:p/>
        </draw:line>
        <draw:frame draw:style-name="gr4" draw:layer="layout" svg:width="0.688cm" svg:height="0.709cm" svg:x="4.724cm" svg:y="4.5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4.646cm" svg:y1="3.98cm" svg:x2="4.646cm" svg:y2="3.726cm">
          <text:p/>
        </draw:line>
        <draw:frame draw:style-name="gr4" draw:layer="layout" svg:width="0.688cm" svg:height="0.709cm" svg:x="4.164cm" svg:y="2.8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22:39:22</meta:creation-date>
    <dc:date>2015-01-14T12:23:19.862937064</dc:date>
    <meta:editing-duration>PT5M9S</meta:editing-duration>
    <meta:editing-cycles>4</meta:editing-cycles>
    <meta:generator>LibreOffice/4.1.6.2$Linux_X86_64 LibreOffice_project/410m0$Build-2</meta:generator>
    <meta:document-statistic meta:object-count="16"/>
  </office:meta>
</office:document-meta>
</file>

<file path=Object 1/content.xml><?xml version="1.0" encoding="utf-8"?>
<math xmlns="http://www.w3.org/1998/Math/MathML">
  <semantics>
    <mrow>
      <mstyle mathsize="16pt">
        <mrow>
          <mrow>
            <msub>
              <mi>x</mi>
              <mn>0</mn>
            </msub>
          </mrow>
        </mrow>
      </mstyle>
    </mrow>
    <annotation encoding="StarMath 5.0">size 16 {x_0}</annotation>
  </semantics>
</math>
</file>

<file path=Object 2/content.xml><?xml version="1.0" encoding="utf-8"?>
<math xmlns="http://www.w3.org/1998/Math/MathML">
  <semantics>
    <mrow>
      <mstyle mathsize="16pt">
        <mrow>
          <mrow>
            <msub>
              <mi>x</mi>
              <mn>1</mn>
            </msub>
          </mrow>
        </mrow>
      </mstyle>
    </mrow>
    <annotation encoding="StarMath 5.0">size 16 {x_1}</annotation>
  </semantics>
</math>
</file>

<file path=Object 3/content.xml><?xml version="1.0" encoding="utf-8"?>
<math xmlns="http://www.w3.org/1998/Math/MathML">
  <semantics>
    <mrow>
      <mstyle mathsize="16pt">
        <mrow>
          <mrow>
            <msub>
              <mi>x</mi>
              <mn>2</mn>
            </msub>
          </mrow>
        </mrow>
      </mstyle>
    </mrow>
    <annotation encoding="StarMath 5.0">size 16 {x_2}</annotation>
  </semantics>
</math>
</file>

<file path=Object 4/content.xml><?xml version="1.0" encoding="utf-8"?>
<math xmlns="http://www.w3.org/1998/Math/MathML">
  <semantics>
    <mrow>
      <mstyle mathsize="16pt">
        <mrow>
          <mrow>
            <msub>
              <mi>x</mi>
              <mn>3</mn>
            </msub>
          </mrow>
        </mrow>
      </mstyle>
    </mrow>
    <annotation encoding="StarMath 5.0">size 16 {x_3}</annotation>
  </semantics>
</math>
</file>

<file path=Object 5/content.xml><?xml version="1.0" encoding="utf-8"?>
<math xmlns="http://www.w3.org/1998/Math/MathML">
  <semantics>
    <mrow>
      <mstyle mathsize="16pt">
        <mrow>
          <mrow>
            <msub>
              <mi>x</mi>
              <mn>4</mn>
            </msub>
          </mrow>
        </mrow>
      </mstyle>
    </mrow>
    <annotation encoding="StarMath 5.0">size 16 {x_4}</annotation>
  </semantics>
</math>
</file>

<file path=Object 6/content.xml><?xml version="1.0" encoding="utf-8"?>
<math xmlns="http://www.w3.org/1998/Math/MathML">
  <semantics>
    <mrow>
      <mstyle mathsize="16pt">
        <mrow>
          <mrow>
            <msub>
              <mi>x</mi>
              <mn>5</mn>
            </msub>
          </mrow>
        </mrow>
      </mstyle>
    </mrow>
    <annotation encoding="StarMath 5.0">size 16 {x_5}</annotation>
  </semantics>
</math>
</file>